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table:style-name="Default" table:number-columns-repeated="770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table:style-name="ce12" office:value-type="string" calcext:value-type="string">
            <text:p>Connection established</text:p>
          </table:table-cell>
          <table:table-cell table:style-name="ce7"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heck current depth with offse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heck current depth without offse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string" calcext:value-type="string">
            <text:p>Check flow rat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eck log file siz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9" office:value-type="string" calcext:value-type="string">
            <text:p>Upload log data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Upload activity lo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pload confi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Upload SMS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et current device tim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et device tim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pdate confi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lear contents of data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lear contents of activity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lear contents of SMS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eset the devic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heck GSM statu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heck GSM SIM statu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heck GSM signal quality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UploadStatus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activ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quiring for number of entrie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Waiting to receive all data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All data received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Upload interrupted/data incomplet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Processing received data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ngoingOperation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Upload</text:p>
          </table:table-cell>
          <table:table-cell table:number-columns-repeated="1022"/>
        </table:table-row>
        <table:table-row table:style-name="ro1" table:number-rows-repeated="7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ting codes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anInterv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depthOffse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depthSamplingCount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lertRecipientsCount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alertRecipients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ty Log Code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wer On standard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On while connected to app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Unsuccessful power on</text:p>
          </table:table-cell>
          <table:table-cell table:number-columns-repeated="1022"/>
        </table:table-row>
        <table:table-row table:style-name="ro1" table:number-rows-repeated="6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3:50:14.445301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20-01-21T21:53:11.436797491</dc:date>
    <meta:editing-duration>P2DT16H51M15S</meta:editing-duration>
    <meta:editing-cycles>58</meta:editing-cycles>
    <meta:document-statistic meta:table-count="5" meta:cell-count="108" meta:object-count="0"/>
  </office:meta>
</office:document-meta>
</file>